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style:font-size-asian="12pt" style:font-size-complex="12pt" fo:hyphenate="true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/>
      <style:text-properties fo:color="#800000" fo:font-size="12pt" style:font-size-asian="12pt" style:font-size-complex="12pt"/>
    </style:style>
    <style:style style:name="ce13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4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5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Vamsi Krishna S</text:p>
          </table:table-cell>
          <table:table-cell table:style-name="ce5" office:value-type="string">
            <text:p>ID:MT20120157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3" office:value-type="string">
            <text:p>Hours Spend</text:p>
          </table:table-cell>
          <table:table-cell/>
          <table:table-cell table:style-name="ce14" office:value-type="string">
            <text:p>UC.Design = </text:p>
          </table:table-cell>
          <table:table-cell table:style-name="ce15" office:value-type="string">
            <text:p>UC13 Design +UC14.Design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13.design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14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14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13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5">
            <text:p>15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6">
            <text:p>1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7">
            <text:p>1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9">
            <text:p>19/03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0">
            <text:p>2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1">
            <text:p>2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2">
            <text:p>22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3">
            <text:p>23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4">
            <text:p>24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5">
            <text:p>2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6">
            <text:p>2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7">
            <text:p>27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8">
            <text:p>28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9">
            <text:p>29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0.25">
            <text:p>0.2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30">
            <text:p>3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31">
            <text:p>31/03/13</text:p>
          </table:table-cell>
          <table:table-cell table:style-name="ce10" office:value-type="string">
            <text:p>UC1.Coding</text:p>
          </table:table-cell>
          <table:table-cell table:style-name="ce10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1">
            <text:p>01/04/13</text:p>
          </table:table-cell>
          <table:table-cell table:style-name="ce10" office:value-type="string">
            <text:p>UC1.Coding</text:p>
          </table:table-cell>
          <table:table-cell table:style-name="ce10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2">
            <text:p>02/04/13</text:p>
          </table:table-cell>
          <table:table-cell table:style-name="ce11" office:value-type="string">
            <text:p>UC1.Coding</text:p>
          </table:table-cell>
          <table:table-cell table:style-name="ce11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3">
            <text:p>03/04/13</text:p>
          </table:table-cell>
          <table:table-cell table:style-name="ce11" office:value-type="string">
            <text:p>uc.coding</text:p>
          </table:table-cell>
          <table:table-cell table:style-name="ce11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4">
            <text:p>04/04/13</text:p>
          </table:table-cell>
          <table:table-cell table:style-name="ce12" office:value-type="string">
            <text:p>Nothing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3" office:value-type="date" office:date-value="2013-04-05">
            <text:p>05/04/13</text:p>
          </table:table-cell>
          <table:table-cell table:style-name="ce12" office:value-type="string">
            <text:p>Nothing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3" office:value-type="date" office:date-value="2013-04-06">
            <text:p>06/04/13</text:p>
          </table:table-cell>
          <table:table-cell table:style-name="ce11" office:value-type="string">
            <text:p>UC.testing</text:p>
          </table:table-cell>
          <table:table-cell table:style-name="ce11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7">
            <text:p>07/04/13</text:p>
          </table:table-cell>
          <table:table-cell table:style-name="ce11" office:value-type="string">
            <text:p>UC.testing</text:p>
          </table:table-cell>
          <table:table-cell table:style-name="ce11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8">
            <text:p>08/04/13</text:p>
          </table:table-cell>
          <table:table-cell table:style-name="ce11" office:value-type="string">
            <text:p>UC.testing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3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3-15T17:47:34</meta:creation-date>
    <dc:date>2013-04-08T23:49:38</dc:date>
    <dc:creator>svkris </dc:creator>
    <meta:editing-duration>P0D</meta:editing-duration>
    <meta:editing-cycles>6</meta:editing-cycles>
    <meta:generator>LibreOffice/3.5$Linux_x86 LibreOffice_project/350m1$Build-2</meta:generator>
    <meta:document-statistic meta:table-count="3" meta:cell-count="255" meta:object-count="0"/>
  </office:meta>
</office:document-meta>
</file>